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67cm" fo:min-width="2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04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727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1.568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1.6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42cm" fo:min-width="2.40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0.77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85cm" fo:min-width="0.89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5.973cm" fo:min-width="6.0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8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794cm" svg:height="5.715cm" draw:transform="rotate (1.5707963267949) translate (7.045cm 10.749cm)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10.543cm" svg:height="1.517cm" svg:x="8.999cm" svg:y="1.4cm">
          <draw:text-box>
            <text:p><text:span text:style-name="T1">System Architecture</text:span></text:p>
          </draw:text-box>
        </draw:frame>
        <draw:custom-shape draw:style-name="gr3" draw:text-style-name="P3" xml:id="id1" draw:id="id1" draw:layer="layout" svg:width="3.937cm" svg:height="1.905cm" svg:x="15.674cm" svg:y="3.8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4.227cm" svg:height="1.047cm" svg:x="15.937cm" svg:y="4.621cm">
          <draw:text-box>
            <text:p text:style-name="P4"><text:span text:style-name="T2">Worker Process</text:span></text:p>
          </draw:text-box>
        </draw:frame>
        <draw:frame draw:style-name="gr5" draw:text-style-name="P6" draw:layer="layout" svg:width="2.068cm" svg:height="0.645cm" svg:x="15.701cm" svg:y="3.845cm">
          <draw:text-box>
            <text:p><text:span text:style-name="T3">Process 1</text:span></text:p>
          </draw:text-box>
        </draw:frame>
        <draw:custom-shape draw:style-name="gr3" draw:text-style-name="P3" xml:id="id3" draw:id="id3" draw:layer="layout" svg:width="3.937cm" svg:height="1.905cm" svg:x="15.674cm" svg:y="6.1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2.068cm" svg:height="0.645cm" svg:x="15.701cm" svg:y="6.131cm">
          <draw:text-box>
            <text:p><text:span text:style-name="T3">Process 2</text:span></text:p>
          </draw:text-box>
        </draw:frame>
        <draw:custom-shape draw:style-name="gr3" draw:text-style-name="P3" xml:id="id4" draw:id="id4" draw:layer="layout" svg:width="3.937cm" svg:height="1.905cm" svg:x="15.674cm" svg:y="8.2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2.068cm" svg:height="0.645cm" svg:x="15.701cm" svg:y="8.29cm">
          <draw:text-box>
            <text:p><text:span text:style-name="T3">Process 3</text:span></text:p>
          </draw:text-box>
        </draw:frame>
        <draw:custom-shape draw:style-name="gr3" draw:text-style-name="P3" xml:id="id5" draw:id="id5" draw:layer="layout" svg:width="3.937cm" svg:height="1.905cm" svg:x="15.674cm" svg:y="10.2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2.068cm" svg:height="0.645cm" svg:x="15.701cm" svg:y="10.322cm">
          <draw:text-box>
            <text:p><text:span text:style-name="T3">Process 4</text:span></text:p>
          </draw:text-box>
        </draw:frame>
        <draw:custom-shape draw:style-name="gr3" draw:text-style-name="P3" xml:id="id6" draw:id="id6" draw:layer="layout" svg:width="3.937cm" svg:height="1.905cm" svg:x="15.674cm" svg:y="13.5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6" draw:layer="layout" svg:width="2.128cm" svg:height="0.645cm" svg:x="15.701cm" svg:y="13.624cm">
          <draw:text-box>
            <text:p><text:span text:style-name="T3">Process N</text:span></text:p>
          </draw:text-box>
        </draw:frame>
        <draw:frame draw:style-name="gr7" draw:text-style-name="P7" draw:layer="layout" svg:width="1.035cm" svg:height="0.962cm" svg:x="17.078cm" svg:y="12.536cm">
          <draw:text-box>
            <text:p>...</text:p>
          </draw:text-box>
        </draw:frame>
        <draw:frame draw:style-name="gr4" draw:text-style-name="P5" draw:layer="layout" svg:width="4.227cm" svg:height="1.047cm" svg:x="15.773cm" svg:y="7.034cm">
          <draw:text-box>
            <text:p text:style-name="P4"><text:span text:style-name="T2">Worker Process</text:span></text:p>
          </draw:text-box>
        </draw:frame>
        <draw:frame draw:style-name="gr4" draw:text-style-name="P5" draw:layer="layout" svg:width="4.227cm" svg:height="1.047cm" svg:x="15.873cm" svg:y="9.162cm">
          <draw:text-box>
            <text:p text:style-name="P4"><text:span text:style-name="T2">Worker Process</text:span></text:p>
          </draw:text-box>
        </draw:frame>
        <draw:frame draw:style-name="gr4" draw:text-style-name="P5" draw:layer="layout" svg:width="4.227cm" svg:height="1.047cm" svg:x="15.973cm" svg:y="11.194cm">
          <draw:text-box>
            <text:p text:style-name="P4"><text:span text:style-name="T2">Worker Process</text:span></text:p>
          </draw:text-box>
        </draw:frame>
        <draw:frame draw:style-name="gr4" draw:text-style-name="P5" draw:layer="layout" svg:width="4.227cm" svg:height="1.047cm" svg:x="15.937cm" svg:y="14.496cm">
          <draw:text-box>
            <text:p text:style-name="P4"><text:span text:style-name="T2">Worker Process</text:span></text:p>
          </draw:text-box>
        </draw:frame>
        <draw:custom-shape draw:style-name="gr8" draw:text-style-name="P1" xml:id="id2" draw:id="id2" draw:layer="layout" svg:width="2.907cm" svg:height="3.186cm" svg:x="22.961cm" svg:y="7.963cm">
          <text:p text:style-name="P4"><text:span text:style-name="T4">Postgres</text:span><text:span text:style-name="T4"><text:line-break/></text:span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8" draw:layer="layout" draw:type="line" svg:x1="19.611cm" svg:y1="4.771cm" svg:x2="22.961cm" svg:y2="9.556cm" draw:start-shape="id1" draw:start-glue-point="7" draw:end-shape="id2" draw:end-glue-point="6" svg:d="M19611 4771l3350 4785" svg:viewBox="0 0 3351 4786">
          <text:p/>
        </draw:connector>
        <draw:connector draw:style-name="gr9" draw:text-style-name="P8" draw:layer="layout" draw:type="line" svg:x1="19.611cm" svg:y1="7.057cm" svg:x2="22.961cm" svg:y2="9.556cm" draw:start-shape="id3" draw:start-glue-point="7" draw:end-shape="id2" draw:end-glue-point="6" svg:d="M19611 7057l3350 2499" svg:viewBox="0 0 3351 2500">
          <text:p/>
        </draw:connector>
        <draw:connector draw:style-name="gr9" draw:text-style-name="P8" draw:layer="layout" draw:type="line" svg:x1="19.611cm" svg:y1="9.215cm" svg:x2="22.961cm" svg:y2="9.556cm" draw:start-shape="id4" draw:end-shape="id2" draw:end-glue-point="6" svg:d="M19611 9215l3350 341" svg:viewBox="0 0 3351 342">
          <text:p/>
        </draw:connector>
        <draw:connector draw:style-name="gr9" draw:text-style-name="P8" draw:layer="layout" draw:type="line" svg:x1="19.611cm" svg:y1="11.247cm" svg:x2="22.961cm" svg:y2="9.556cm" draw:start-shape="id5" draw:end-shape="id2" draw:end-glue-point="6" svg:d="M19611 11247l3350-1691" svg:viewBox="0 0 3351 1692">
          <text:p/>
        </draw:connector>
        <draw:connector draw:style-name="gr9" draw:text-style-name="P8" draw:layer="layout" draw:type="line" svg:x1="19.611cm" svg:y1="14.549cm" svg:x2="22.961cm" svg:y2="9.556cm" draw:start-shape="id6" draw:end-shape="id2" draw:end-glue-point="6" svg:d="M19611 14549l3350-4993" svg:viewBox="0 0 3351 4994">
          <text:p/>
        </draw:connector>
        <draw:custom-shape draw:style-name="gr3" draw:text-style-name="P3" xml:id="id8" draw:id="id8" draw:layer="layout" svg:width="3.937cm" svg:height="1.905cm" svg:x="1.381cm" svg:y="8.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2.068cm" svg:height="0.645cm" svg:x="1.408cm" svg:y="8.417cm">
          <draw:text-box>
            <text:p><text:span text:style-name="T3">Process 1</text:span></text:p>
          </draw:text-box>
        </draw:frame>
        <draw:frame draw:style-name="gr4" draw:text-style-name="P5" draw:layer="layout" svg:width="4.227cm" svg:height="1.047cm" svg:x="1.254cm" svg:y="9.113cm">
          <draw:text-box>
            <text:p text:style-name="P4"><text:span text:style-name="T2">Master Process</text:span></text:p>
          </draw:text-box>
        </draw:frame>
        <draw:frame draw:style-name="gr10" draw:text-style-name="P6" draw:layer="layout" svg:width="1.361cm" svg:height="0.645cm" svg:x="11.109cm" svg:y="9.098cm">
          <draw:text-box>
            <text:p><text:span text:style-name="T3">Job 1</text:span></text:p>
          </draw:text-box>
        </draw:frame>
        <draw:frame draw:style-name="gr11" draw:text-style-name="P6" draw:layer="layout" svg:width="1.397cm" svg:height="0.645cm" svg:x="9.458cm" svg:y="9.098cm">
          <draw:text-box>
            <text:p><text:span text:style-name="T3">Job 2</text:span></text:p>
          </draw:text-box>
        </draw:frame>
        <draw:frame draw:style-name="gr6" draw:text-style-name="P6" draw:layer="layout" svg:width="2.221cm" svg:height="0.645cm" svg:x="8.812cm" svg:y="7.32cm">
          <draw:text-box>
            <text:p><text:span text:style-name="T3">Job Queue</text:span></text:p>
          </draw:text-box>
        </draw:frame>
        <draw:connector draw:style-name="gr9" draw:text-style-name="P8" draw:layer="layout" draw:type="line" svg:x1="12.759cm" svg:y1="9.353cm" svg:x2="15.674cm" svg:y2="4.771cm" draw:start-shape="id7" draw:start-glue-point="7" draw:end-shape="id1" draw:end-glue-point="5" svg:d="M12759 9353l2915-4582" svg:viewBox="0 0 2916 4583">
          <text:p/>
        </draw:connector>
        <draw:connector draw:style-name="gr9" draw:text-style-name="P8" draw:layer="layout" draw:type="line" svg:x1="12.759cm" svg:y1="9.353cm" svg:x2="15.674cm" svg:y2="7.057cm" draw:start-shape="id7" draw:start-glue-point="7" draw:end-shape="id3" draw:end-glue-point="5" svg:d="M12759 9353l2915-2296" svg:viewBox="0 0 2916 2297">
          <text:p/>
        </draw:connector>
        <draw:connector draw:style-name="gr9" draw:text-style-name="P8" draw:layer="layout" draw:type="line" svg:x1="12.76cm" svg:y1="9.352cm" svg:x2="15.674cm" svg:y2="9.216cm" draw:start-shape="id7" draw:end-shape="id4" draw:end-glue-point="5" svg:d="M12760 9352l2914-136" svg:viewBox="0 0 2915 137">
          <text:p/>
        </draw:connector>
        <draw:connector draw:style-name="gr9" draw:text-style-name="P8" draw:layer="layout" draw:type="line" svg:x1="12.759cm" svg:y1="9.353cm" svg:x2="15.674cm" svg:y2="11.248cm" draw:start-shape="id7" draw:start-glue-point="7" draw:end-shape="id5" draw:end-glue-point="5" svg:d="M12759 9353l2915 1895" svg:viewBox="0 0 2916 1896">
          <text:p/>
        </draw:connector>
        <draw:connector draw:style-name="gr9" draw:text-style-name="P8" draw:layer="layout" draw:type="line" svg:x1="12.76cm" svg:y1="9.352cm" svg:x2="15.674cm" svg:y2="14.55cm" draw:start-shape="id7" draw:end-shape="id6" draw:end-glue-point="5" svg:d="M12760 9352l2914 5198" svg:viewBox="0 0 2915 5199">
          <text:p/>
        </draw:connector>
        <draw:connector draw:style-name="gr9" draw:text-style-name="P8" draw:layer="layout" draw:type="line" svg:x1="5.318cm" svg:y1="9.342cm" svg:x2="7.045cm" svg:y2="9.353cm" draw:start-shape="id8" draw:end-shape="id7" draw:end-glue-point="5" svg:d="M5318 9342l1727 11" svg:viewBox="0 0 1728 12">
          <text:p/>
        </draw:connector>
        <draw:custom-shape draw:style-name="gr12" draw:text-style-name="P3" draw:layer="layout" svg:width="6.538cm" svg:height="6.223cm" svg:x="6.681cm" svg:y="5.4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5" draw:layer="layout" svg:width="1.687cm" svg:height="1.047cm" svg:x="9.049cm" svg:y="5.5cm">
          <draw:text-box>
            <text:p text:style-name="P4"><text:span text:style-name="T2">Redis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.866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9-09-11T13:15:32.546394663</dc:date>
    <meta:editing-duration>PT1H25M34S</meta:editing-duration>
    <meta:editing-cycles>36</meta:editing-cycles>
    <meta:generator>LibreOffice/6.2.7.1$MacOSX_X86_64 LibreOffice_project/23edc44b61b830b7d749943e020e96f5a7df63bf</meta:generator>
    <meta:document-statistic meta:object-count="38"/>
  </office:meta>
</office:document-meta>
</file>